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rsid="057de717" officeooo:paragraph-rsid="0580b830"/>
    </style:style>
    <style:style style:name="P5" style:family="paragraph" style:parent-style-name="Text_20_body">
      <style:text-properties officeooo:rsid="057de717" officeooo:paragraph-rsid="0585b304"/>
    </style:style>
    <style:style style:name="P6" style:family="paragraph" style:parent-style-name="Text_20_body">
      <style:text-properties officeooo:rsid="0580b830" officeooo:paragraph-rsid="05867513"/>
    </style:style>
    <style:style style:name="P7" style:family="paragraph" style:parent-style-name="Text_20_body">
      <style:text-properties officeooo:rsid="0559ea0a" officeooo:paragraph-rsid="0559ea0a"/>
    </style:style>
    <style:style style:name="P8" style:family="paragraph" style:parent-style-name="Text_20_body">
      <style:text-properties officeooo:paragraph-rsid="05a083c3"/>
    </style:style>
    <style:style style:name="P9" style:family="paragraph" style:parent-style-name="Text_20_body">
      <style:text-properties officeooo:rsid="0592d04b" officeooo:paragraph-rsid="0592d04b"/>
    </style:style>
    <style:style style:name="P10" style:family="paragraph" style:parent-style-name="Text_20_body">
      <style:text-properties officeooo:rsid="0592d04b" officeooo:paragraph-rsid="05953b78"/>
    </style:style>
    <style:style style:name="P11" style:family="paragraph" style:parent-style-name="Text_20_body">
      <style:text-properties officeooo:rsid="0592d04b" officeooo:paragraph-rsid="059c065b"/>
    </style:style>
    <style:style style:name="P12" style:family="paragraph" style:parent-style-name="Text_20_body">
      <style:paragraph-properties fo:line-height="100%"/>
      <style:text-properties officeooo:rsid="04af6545" officeooo:paragraph-rsid="04af6545"/>
    </style:style>
    <style:style style:name="P13" style:family="paragraph" style:parent-style-name="Text_20_body">
      <style:text-properties officeooo:rsid="04af6545" officeooo:paragraph-rsid="059c065b"/>
    </style:style>
    <style:style style:name="P14" style:family="paragraph" style:parent-style-name="Text_20_body">
      <style:paragraph-properties fo:text-align="center" style:justify-single-word="false"/>
      <style:text-properties officeooo:paragraph-rsid="05a083c3"/>
    </style:style>
    <style:style style:name="P15" style:family="paragraph" style:parent-style-name="Text_20_body">
      <style:text-properties officeooo:rsid="057087f4" officeooo:paragraph-rsid="05a083c3"/>
    </style:style>
    <style:style style:name="P16" style:family="paragraph" style:parent-style-name="Text_20_body">
      <style:text-properties style:font-name="David CLM" officeooo:rsid="05641d95" officeooo:paragraph-rsid="05a1ce51" style:font-name-complex="David CLM"/>
    </style:style>
    <style:style style:name="P17" style:family="paragraph" style:parent-style-name="Text_20_body">
      <style:text-properties style:font-name="David CLM" officeooo:rsid="05a7e788" officeooo:paragraph-rsid="05ada7df" style:font-name-complex="David CLM"/>
    </style:style>
    <style:style style:name="P18" style:family="paragraph" style:parent-style-name="Heading_20_2">
      <style:paragraph-properties fo:text-align="end" style:justify-single-word="false" style:writing-mode="rl-tb"/>
      <style:text-properties officeooo:rsid="052623dc" officeooo:paragraph-rsid="055978b5"/>
    </style:style>
    <style:style style:name="P19" style:family="paragraph" style:parent-style-name="Heading_20_2">
      <style:paragraph-properties fo:text-align="end" style:justify-single-word="false" style:writing-mode="rl-tb"/>
      <style:text-properties officeooo:rsid="052623dc" officeooo:paragraph-rsid="0592d04b"/>
    </style:style>
    <style:style style:name="P20" style:family="paragraph" style:parent-style-name="Heading_20_2">
      <style:paragraph-properties fo:text-align="end" style:justify-single-word="false" style:writing-mode="rl-tb"/>
      <style:text-properties officeooo:rsid="052623dc" officeooo:paragraph-rsid="05a1ce51"/>
    </style:style>
    <style:style style:name="P21" style:family="paragraph" style:parent-style-name="Text_20_body">
      <style:paragraph-properties fo:text-align="end" style:justify-single-word="false" style:writing-mode="rl-tb"/>
      <style:text-properties officeooo:paragraph-rsid="05a083c3"/>
    </style:style>
    <style:style style:name="P22" style:family="paragraph" style:parent-style-name="Text_20_body">
      <style:paragraph-properties fo:text-align="end" style:justify-single-word="false" style:writing-mode="rl-tb"/>
      <style:text-properties officeooo:rsid="052623dc" officeooo:paragraph-rsid="05a083c3"/>
    </style:style>
    <style:style style:name="P23" style:family="paragraph" style:parent-style-name="Text_20_body">
      <style:paragraph-properties fo:text-align="start" style:justify-single-word="false" style:writing-mode="lr-tb"/>
      <style:text-properties officeooo:rsid="056f47ac" officeooo:paragraph-rsid="05a083c3"/>
    </style:style>
    <style:style style:name="P24" style:family="paragraph" style:parent-style-name="Text_20_body">
      <style:paragraph-properties fo:text-align="start" style:justify-single-word="false" style:writing-mode="lr-tb"/>
      <style:text-properties officeooo:paragraph-rsid="05a083c3"/>
    </style:style>
    <style:style style:name="P25" style:family="paragraph" style:parent-style-name="Text_20_body">
      <style:paragraph-properties fo:line-height="100%" fo:text-align="start" style:justify-single-word="false" style:writing-mode="lr-tb"/>
      <style:text-properties officeooo:rsid="056d91e5" officeooo:paragraph-rsid="05a083c3"/>
    </style:style>
    <style:style style:name="P26" style:family="paragraph" style:parent-style-name="Text_20_body">
      <style:paragraph-properties fo:text-align="center" style:justify-single-word="false" style:writing-mode="lr-tb"/>
      <style:text-properties style:font-name="Monospace1" officeooo:rsid="06f4f4f5" officeooo:paragraph-rsid="05a083c3"/>
    </style:style>
    <style:style style:name="P27" style:family="paragraph" style:parent-style-name="Text_20_body">
      <style:paragraph-properties fo:text-align="center" style:justify-single-word="false" style:writing-mode="lr-tb"/>
      <style:text-properties style:text-position="0% 100%" style:font-name="Monospace1" officeooo:rsid="06e6f50b" officeooo:paragraph-rsid="05a083c3" style:font-name-complex="David CLM"/>
    </style:style>
    <style:style style:name="P28" style:family="paragraph" style:parent-style-name="Heading_20_2">
      <style:text-properties officeooo:paragraph-rsid="05a083c3"/>
    </style:style>
    <style:style style:name="P29" style:family="paragraph" style:parent-style-name="Text_20_body" style:list-style-name="L1">
      <style:text-properties officeooo:paragraph-rsid="05a083c3"/>
    </style:style>
    <style:style style:name="P30" style:family="paragraph" style:parent-style-name="Text_20_body" style:list-style-name="L1">
      <style:text-properties officeooo:rsid="056f4007" officeooo:paragraph-rsid="05a083c3"/>
    </style:style>
    <style:style style:name="P31" style:family="paragraph" style:parent-style-name="Text_20_body" style:list-style-name="WWNum2">
      <style:paragraph-properties fo:text-align="end" style:justify-single-word="false" style:writing-mode="rl-tb"/>
      <style:text-properties officeooo:paragraph-rsid="05a083c3"/>
    </style:style>
    <style:style style:name="P32"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officeooo:rsid="054b5b05"/>
    </style:style>
    <style:style style:name="T6" style:family="text">
      <style:text-properties officeooo:rsid="054c25e1"/>
    </style:style>
    <style:style style:name="T7" style:family="text">
      <style:text-properties officeooo:rsid="054bc636"/>
    </style:style>
    <style:style style:name="T8" style:family="text">
      <style:text-properties style:font-name-complex="David CLM"/>
    </style:style>
    <style:style style:name="T9" style:family="text">
      <style:text-properties officeooo:rsid="06f8e5ea" style:font-name-complex="David CLM"/>
    </style:style>
    <style:style style:name="T10" style:family="text">
      <style:text-properties style:text-position="0% 100%" officeooo:rsid="06e6f50b" style:font-name-complex="David CLM"/>
    </style:style>
    <style:style style:name="T11" style:family="text">
      <style:text-properties style:text-position="0% 100%" officeooo:rsid="056f4007" style:font-name-complex="David CLM"/>
    </style:style>
    <style:style style:name="T12" style:family="text">
      <style:text-properties fo:font-style="italic" style:font-style-asian="italic" style:font-style-complex="italic"/>
    </style:style>
    <style:style style:name="T13" style:family="text">
      <style:text-properties officeooo:rsid="056ebe90"/>
    </style:style>
    <style:style style:name="T14" style:family="text">
      <style:text-properties officeooo:rsid="056f1a03"/>
    </style:style>
    <style:style style:name="T15" style:family="text">
      <style:text-properties officeooo:rsid="05751e91"/>
    </style:style>
    <style:style style:name="T16" style:family="text">
      <style:text-properties officeooo:rsid="0576311b"/>
    </style:style>
    <style:style style:name="T17" style:family="text">
      <style:text-properties officeooo:rsid="057f763a"/>
    </style:style>
    <style:style style:name="T18" style:family="text">
      <style:text-properties officeooo:rsid="0580b830"/>
    </style:style>
    <style:style style:name="T19" style:family="text">
      <style:text-properties officeooo:rsid="05867513"/>
    </style:style>
    <style:style style:name="T20" style:family="text">
      <style:text-properties officeooo:rsid="058da123"/>
    </style:style>
    <style:style style:name="T21" style:family="text">
      <style:text-properties officeooo:rsid="0592d04b"/>
    </style:style>
    <style:style style:name="T22" style:family="text">
      <style:text-properties officeooo:rsid="05948eba"/>
    </style:style>
    <style:style style:name="T23" style:family="text">
      <style:text-properties officeooo:rsid="05953b78"/>
    </style:style>
    <style:style style:name="T24" style:family="text">
      <style:text-properties officeooo:rsid="0598c2f0"/>
    </style:style>
    <style:style style:name="T25" style:family="text">
      <style:text-properties officeooo:rsid="059c065b"/>
    </style:style>
    <style:style style:name="T26" style:family="text">
      <style:text-properties officeooo:rsid="05a083c3"/>
    </style:style>
    <style:style style:name="T27" style:family="text">
      <style:text-properties officeooo:rsid="05a1ce51"/>
    </style:style>
    <style:style style:name="T28" style:family="text">
      <style:text-properties officeooo:rsid="05a30ee8"/>
    </style:style>
    <style:style style:name="T29" style:family="text">
      <style:text-properties officeooo:rsid="05a8ffe8"/>
    </style:style>
    <style:style style:name="T30" style:family="text">
      <style:text-properties officeooo:rsid="05aea35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1">מטלה</text:span> –<text:span text:style-name="T2"> אלגוריתמים למיקסום רווח</text:span></text:h>
      <text:p text:style-name="P12">יש לענות על שאלה אחת לבחירתכם.</text:p>
      <text:p text:style-name="P12"/>
      <text:p text:style-name="P28">שאלה <text:span text:style-name="T26">1</text:span>: <text:span text:style-name="T30">סקר שוק בשפת פייתון</text:span></text:p>
      <text:p text:style-name="P8">כפי שלמדנו בכיתה, מכרז מיירסון למיקסום רווח משתמש בפונקציית הערך הוירטואלי, והיא משתמשת בפונקציית התפלגות ההסתברות:</text:p>
      <text:p text:style-name="P14">F(x) <text:s/>= <text:s/>Prob[v &lt; x]</text:p>
      <text:p text:style-name="P26"><text:span text:style-name="T8">r(</text:span><text:span text:style-name="T9">x</text:span><text:span text:style-name="T8">) = </text:span><text:span text:style-name="T9">x - [1-</text:span><text:span text:style-name="T10">F(x)</text:span><text:span text:style-name="T9">]/</text:span><text:span text:style-name="T10">F</text:span><text:span text:style-name="T11">'</text:span><text:span text:style-name="T10">(x)</text:span></text:p>
      <text:p text:style-name="P8">ברוב המקרים, הפונקציה F אינה ידועה, ואנחנו צריכים לחשב אותה בקירוב מתוך נתונים סטטיסטיים.</text:p>
      <text:p text:style-name="P8">כיתבו מחלקה לחישוב פונקציה זו. <text:span text:style-name="T13">במחלקה יהיו לפחות שלוש שיטות:</text:span></text:p>
      <text:list xml:id="list3773059342" text:style-name="L1">
        <text:list-item>
          <text:p text:style-name="P29"><text:span text:style-name="T13">איתחול (בנאי) - מקבל </text:span>וקטור של <text:span text:style-name="T13">ערכים (שנאספו </text:span>בסקרי<text:span text:style-name="T13">-שוק)</text:span>.</text:p>
        </text:list-item>
        <text:list-item>
          <text:p text:style-name="P29"><text:span text:style-name="T14">F - <text:s/></text:span>מקבלת ערך x, ומחזירה את ההסתברות האמפירית שהערך יהיה קטן מ-x. <text:span text:style-name="T12">שימו לב</text:span> - הפונקציה F תמיד מחזירה ערך בין 0 ל-1.</text:p>
        </text:list-item>
        <text:list-item>
          <text:p text:style-name="P30">r - מקבלת ערך x, ומחזירה את הערך הוירטואלי המתאים.</text:p>
        </text:list-item>
      </text:list>
      <text:p text:style-name="P15">הוסיפו שיטות נוספות לפי הצורך.</text:p>
      <text:p text:style-name="P27"/>
      <text:p text:style-name="P24">class Distribution:</text:p>
      <text:p text:style-name="P24"><text:tab/><text:span text:style-name="T24">def __init__</text:span>(<text:span text:style-name="T24">self, </text:span>values: <text:span text:style-name="T24">List[int]</text:span>): ...</text:p>
      <text:p text:style-name="P24"><text:tab/><text:span text:style-name="T24">def </text:span>F(x:<text:span text:style-name="T24">int</text:span>) →<text:span text:style-name="T24"> float: ...</text:span></text:p>
      <text:p text:style-name="P23"><text:tab/><text:span text:style-name="T24">def </text:span>r(x:int) →<text:span text:style-name="T24"> float: …</text:span></text:p>
      <text:p text:style-name="P23"/>
      <text:p text:style-name="P25"/>
      <text:p text:style-name="P19">שאלה <text:span text:style-name="T26">2</text:span>: <text:span text:style-name="T21">מי נושא בנטל המס?</text:span></text:p>
      <text:p text:style-name="P9">מוכר מעוניין למכור חפץ אחד לקונה אחד ולמקסם את הרווח שלו. התפלגות הערך של הקונה אחידה בין 10 ל-30 <text:span text:style-name="T23">ש"ח.</text:span></text:p>
      <text:p text:style-name="P10">א. הממשלה מטילה מס של 10 <text:span text:style-name="T23">ש"ח </text:span>על הקונה. מהו המכרז הממקסם את תוחלת הרווח של המוכר? מהי תוחלת הרווח של המוכר? ומהי תוחלת <text:span text:style-name="T25">התועלת</text:span> של הקונה?</text:p>
      <text:p text:style-name="P11">ב. הממשלה מטילה מס של 10 <text:span text:style-name="T23">ש"ח </text:span>על המוכר. מהו המכרז הממקסם את תוחלת הרווח של המוכר? מהי תוחלת הרווח של המוכר? ומהי תוחלת <text:span text:style-name="T25">התועלת</text:span> של הקונה?</text:p>
      <text:p text:style-name="P13"><text:soft-page-break/></text:p>
      <text:p text:style-name="P28">שאלה <text:span text:style-name="T26">3</text:span>: <text:span text:style-name="T25">מכרז עם תמיכה</text:span></text:p>
      <text:p text:style-name="P21">אתם קבלני-בניין ובזה הרגע סיימתם לבנות דירה. אתם מעוניינים למכור אותה באופן שיעשה אתכם <text:span text:style-name="T15">כמה שיותר עשירים (בתוחלת).</text:span></text:p>
      <text:p text:style-name="P21">יש הרבה קונים פוטנציאליים, וכל קונה מייחס לדירה ערך שונה. מסקר-שוק שביצעתם, התברר שהתפלגות הערכים באוכלוסיה היא התפלגות אחידה בין <text:span text:style-name="T22">500</text:span> ל-1<text:span text:style-name="T22">5</text:span>00 [באלפי ש"ח].</text:p>
      <text:p text:style-name="P21">קונים צעירים במיוחד או מבוגרים במיוחד מזכים את הקבלן בהשתתפות ממשרד השיכון באופן הבא:</text:p>
      <text:list xml:id="list2455563920" text:style-name="WWNum2">
        <text:list-item>
          <text:p text:style-name="P31">קבלן המוכר דירה לקונה בן 20 ומטה - מקבל ממשרד השיכון <text:span text:style-name="T22">10% ממחיר הקניה</text:span>.</text:p>
        </text:list-item>
        <text:list-item>
          <text:p text:style-name="P31">קבלן המוכר דירה לקונה בן 60 ומעלה - מקבל ממשרד השיכון <text:span text:style-name="T22">20% ממחיר הקניה.</text:span></text:p>
        </text:list-item>
      </text:list>
      <text:p text:style-name="P21"><text:bookmark-start text:name="__DdeLink__1328_1548266585"/>תארו <text:span text:style-name="T16">מכרז</text:span> אמיתי שימקסם את תוחלת הרווח שלכם. כיתבו את <text:span text:style-name="T20">המכרז </text:span>בפסאודו-קוד <text:span text:style-name="T20">והדגימו אותו.</text:span></text:p>
      <text:p text:style-name="P22"><text:bookmark-end text:name="__DdeLink__1328_1548266585"/></text:p>
      <text:p text:style-name="Heading_20_2">שאלה<text:span text:style-name="T3"> 4</text:span>: <text:span text:style-name="T4">מכרז אופטימלי לקנייה</text:span></text:p>
      <text:p text:style-name="P5">אתם מנהלים את מחלקת הרכש ברכבת ישראל. <text:span text:style-name="T18">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4"><text:span text:style-name="T17">הנהלת הרכבת מעריכה, שה</text:span>תועלת <text:span text:style-name="T19">שתפיק מהקרון </text:span>היא <text:span text:style-name="T17">U (מספר ידוע - נניח מיליארד ש"ח).</text:span></text:p>
      <text:p text:style-name="P6">תארו מנגנון אמיתי לקניית קרון, שבו תוחלת התועלת של רכבת-ישראל תהיה מקסימלית.</text:p>
      <text:p text:style-name="P6"/>
      <text:p text:style-name="P18">שאלה <text:span text:style-name="T26">5</text:span>: <text:span text:style-name="T5">ערך וירטואלי בהתפלגות אחידה</text:span></text:p>
      <text:p text:style-name="P3">נניח שהערך של קונה מסויים מתפלג אחיד בין a ל- b<text:span text:style-name="T6"> (שני פרמטרים חיוביים).</text:span></text:p>
      <text:p text:style-name="P3">א. כיתבו ביטוי לפונקציית הערך הוירטואלי של הקונה<text:span text:style-name="T7">, r(v), כפונקציה של a,b.</text:span></text:p>
      <text:p text:style-name="P3">ב. כיתבו ביטוי למחיר האופטימלי למכירת חפץ כלשהו לקונה זה.</text:p>
      <text:p text:style-name="P7">ג. כיתבו ביטוי לתוחלת הרווח של המוכר כאשר הוא משתמש במחיר האופטימלי. </text:p>
      <text:p text:style-name="P16"/>
      <text:p text:style-name="P20">שאלה <text:span text:style-name="T27">6</text:span>: <text:span text:style-name="T28">מציאת מסלול זול ביותר</text:span></text:p>
      <text:p text:style-name="P17">נתון גרף קשיר לא מכוון <text:span text:style-name="T29">עם משקלים על הקשתות. </text:span>אנחנו רוצים למצוא מסלול בין <text:span text:style-name="T29">שני צמתים נתונים (בין </text:span>צומת א לצומת ב<text:span text:style-name="T29">).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הרווח שלנו; הדגימו על גרף מלא עם 4 צמתי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09T16:28:01.908113295</dc:date>
    <meta:editing-duration>P10DT15H17M2S</meta:editing-duration>
    <meta:editing-cycles>1302</meta:editing-cycles>
    <dc:creator>Erel Segal-Halevi</dc:creator>
    <meta:document-statistic meta:table-count="0" meta:image-count="0" meta:object-count="0" meta:page-count="2" meta:paragraph-count="40" meta:word-count="537" meta:character-count="2937" meta:non-whitespace-character-count="2437"/>
  </office:meta>
</office:document-meta>
</file>